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ALNNN+Calibri" svg:font-family="FALNNN+Calibri"/>
    <style:font-face style:name="FAMBOA+SymbolMT" svg:font-family="FAMBOA+SymbolMT"/>
    <style:font-face style:name="Lohit Hindi1" svg:font-family="'Lohit Hindi'"/>
    <style:font-face style:name="FAMBDP+Cambria-Bold" svg:font-family="FAMBDP+Cambria-Bold" style:font-family-generic="roman"/>
    <style:font-face style:name="ArialMT" svg:font-family="ArialMT" style:font-family-generic="swiss"/>
    <style:font-face style:name="FALOFL+Calibri" svg:font-family="FALOFL+Calibri" style:font-family-generic="swiss"/>
    <style:font-face style:name="FAMADE+Calibri-Bold" svg:font-family="FAMADE+Calibri-Bold" style:font-family-generic="swiss"/>
    <style:font-face style:name="FAMBLA+Calibri-Italic" svg:font-family="FAMBLA+Calibri-Italic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CourierNewPSMT" svg:font-family="CourierNewPSMT" style:font-family-generic="roman" style:font-pitch="fixed"/>
    <style:font-face style:name="Computer Modern" svg:font-family="'Computer Moder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a" style:font-name="Computer Modern" fo:font-size="12pt" style:font-name-asian="FALOFL+Calibri" style:font-size-asian="12pt" style:font-name-complex="FALOFL+Calibri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a" style:font-name="Computer Modern" fo:font-size="12pt" style:font-name-asian="CourierNewPSMT" style:font-size-asian="12pt" style:font-name-complex="CourierNewPSM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a" style:font-name="Computer Modern" fo:font-size="14pt" fo:font-weight="bold" style:font-name-asian="CourierNewPSMT" style:font-size-asian="14pt" style:font-weight-asian="bold" style:font-name-complex="CourierNewPSMT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a" style:font-name="Computer Modern" fo:font-size="14pt" fo:font-weight="bold" style:font-name-asian="FALOFL+Calibri" style:font-size-asian="14pt" style:font-weight-asian="bold" style:font-name-complex="FALOFL+Calibri" style:font-size-complex="14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a" style:font-name="Computer Modern" fo:font-size="24pt" fo:font-weight="bold" style:font-name-asian="FALOFL+Calibri" style:font-size-asian="24pt" style:font-weight-asian="bold" style:font-name-complex="FALOFL+Calibri" style:font-size-complex="24pt" style:font-weight-complex="bold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mputer Modern" fo:font-size="12pt" style:font-size-asian="12pt" style:font-size-complex="12pt"/>
    </style:style>
    <style:style style:name="T1" style:family="text">
      <style:text-properties fo:color="#00000a" style:font-name-asian="CourierNewPSMT" style:font-name-complex="CourierNewPSMT"/>
    </style:style>
    <style:style style:name="T2" style:family="text">
      <style:text-properties fo:color="#00000a" style:font-name="Computer Modern" fo:font-size="12pt" style:font-name-asian="FALOFL+Calibri" style:font-size-asian="12pt" style:font-name-complex="FALOFL+Calibri" style:font-size-complex="12pt"/>
    </style:style>
    <style:style style:name="T3" style:family="text">
      <style:text-properties fo:color="#00000a" fo:background-color="#ff0000" style:font-name-asian="CourierNewPSMT" style:font-name-complex="CourierNewPSMT"/>
    </style:style>
    <style:style style:name="T4" style:family="text">
      <style:text-properties fo:background-color="#ffff00"/>
    </style:style>
    <style:style style:name="T5" style:family="text">
      <style:text-properties fo:background-color="#00ff00"/>
    </style:style>
    <style:style style:name="T6" style:family="text">
      <style:text-properties fo:background-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SMS outgoing gateway for Huawei E173 and Mobigater</text:p>
      <text:p text:style-name="P1"/>
      <text:p text:style-name="P1"/>
      <text:p text:style-name="P1"/>
      <text:p text:style-name="P1">Gammu acts as the SMS backend engine. Gammu can be installed as a standalone daemon or interfacing a MySQL database. </text:p>
      <text:p text:style-name="P1"/>
      <text:p text:style-name="P1">If Gammu is used without a database backend. SMSs can be send invoking gammu from the command line. The Freedom Fone SMS Vendor Class for Gammu, places SMS sending requests into Gammu MySQL backend.</text:p>
      <text:p text:style-name="P1"/>
      <text:p text:style-name="P1"/>
      <text:p text:style-name="P4">Installing Gammu and Gammu SMS Daemon</text:p>
      <text:p text:style-name="P1"/>
      <text:p text:style-name="P1">In Ubuntu 12.04, the package is version 1.31</text:p>
      <text:p text:style-name="P2">#sudo apt-get install gammu gammu-smsd</text:p>
      <text:p text:style-name="P6"><text:span text:style-name="T2">#</text:span>sudo cp /usr/share/doc/gammu/examples/config/gammurc /etc/gammurc</text:p>
      <text:p text:style-name="P1"/>
      <text:p text:style-name="P4"/>
      <text:p text:style-name="P4">Detect your GSM modem</text:p>
      <text:p text:style-name="P1">Both the Huawei and the Mobigater use the AT commands interface. Run the command </text:p>
      <text:p text:style-name="P1"/>
      <text:p text:style-name="P1">#gammu-detect -d | grep -v \; &gt; /etc/gammurc</text:p>
      <text:p text:style-name="P1"/>
      <text:p text:style-name="P1">And check the results of /etc/gammurc</text:p>
      <text:p text:style-name="P1"/>
      <text:p text:style-name="P1">Verify that your modem is detected using</text:p>
      <text:p text:style-name="P1"/>
      <text:p text:style-name="P1">#gammu identify</text:p>
      <text:p text:style-name="P1"/>
      <text:p text:style-name="P1">Mobigater</text:p>
      <text:p text:style-name="P1"/>
      <text:p text:style-name="P1">Device <text:s text:c="14"/>: /dev/ttyACM0</text:p>
      <text:p text:style-name="P1">Manufacturer <text:s text:c="8"/>: SIMCOM_Ltd</text:p>
      <text:p text:style-name="P1">Model <text:s text:c="15"/>: unknown (SIMCOM_SIM300)</text:p>
      <text:p text:style-name="P1">Firmware <text:s text:c="12"/>: Revision:1008B10SIM300M32_SPANSION</text:p>
      <text:p text:style-name="P1">IMEI <text:s text:c="16"/>: 12345678901</text:p>
      <text:p text:style-name="P1">SIM IMSI<text:tab/> <text:s text:c="5"/>: 1234345785487483</text:p>
      <text:p text:style-name="P1"/>
      <text:p text:style-name="P1"><text:soft-page-break/>Huawei E173</text:p>
      <text:p text:style-name="P1"/>
      <text:p text:style-name="P1">Device <text:s text:c="14"/>: /dev/ttyUSB0</text:p>
      <text:p text:style-name="P1">Manufacturer <text:s text:c="8"/>: Huawei</text:p>
      <text:p text:style-name="P1">Model <text:s text:c="15"/>: E173 (E173)</text:p>
      <text:p text:style-name="P1">Firmware <text:s text:c="12"/>: 11.126.83.00.00</text:p>
      <text:p text:style-name="P1">IMEI <text:s text:c="16"/>: 3323256778867412</text:p>
      <text:p text:style-name="P1">SIM IMSI<text:tab/> <text:s text:c="5"/>: 1234345785487483</text:p>
      <text:p text:style-name="P1"/>
      <text:p text:style-name="P1"/>
      <text:p text:style-name="P1">In general the default devices identifiers are /dev/ttyACM0 for Mobigater and /dev/ttyUSB0 for Huawei E173</text:p>
      <text:p text:style-name="P2"/>
      <text:p text:style-name="P2"/>
      <text:p text:style-name="P3">Configuring Gammu SMS Daemon</text:p>
      <text:p text:style-name="P2">#sudo apt-get install mysql-server</text:p>
      <text:p text:style-name="P2"/>
      <text:p text:style-name="P2">#mysqladmin –u root create <text:span text:style-name="T6">smsd</text:span> –p</text:p>
      <text:p text:style-name="P2">#cd /tmp; gunzip /usr/share/doc/gammu/examples/sql/mysql.sql.gz </text:p>
      <text:p text:style-name="P2">#mysql -u root -p smsd &lt; mysql.sql</text:p>
      <text:p text:style-name="P2">#mysql -u root -p smsd</text:p>
      <text:p text:style-name="P2"/>
      <text:p text:style-name="P2">#mysql&gt; CREATE USER '<text:span text:style-name="T5">smsd</text:span>'@'localhost' IDENTIFIED BY</text:p>
      <text:p text:style-name="P2">'<text:span text:style-name="T4">PASSHERE</text:span>';</text:p>
      <text:p text:style-name="P2"/>
      <text:p text:style-name="P2">#mysql&gt; GRANT SELECT, INSERT, UPDATE, DELETE ON smsd.* TO</text:p>
      <text:p text:style-name="P2">'smsd'@'localhost';</text:p>
      <text:p text:style-name="P1"/>
      <text:p text:style-name="P2">Edit /etc/gammu-smsdrc</text:p>
      <text:p text:style-name="P2"/>
      <text:p text:style-name="P2">[gammu]</text:p>
      <text:p text:style-name="P2">port = /dev/ttyACM0</text:p>
      <text:p text:style-name="P2">;port = /dev/ttyUSB0</text:p>
      <text:p text:style-name="P2">connection = at</text:p>
      <text:p text:style-name="P2"></text:p>
      <text:p text:style-name="P2">[smsd]</text:p>
      <text:p text:style-name="P2">RunOnReceive = </text:p>
      <text:p text:style-name="P2">service = sql</text:p>
      <text:p text:style-name="P2">driver = native_mysql</text:p>
      <text:p text:style-name="P2">LogFile = syslog</text:p>
      <text:p text:style-name="P2">user = <text:span text:style-name="T5">smsd</text:span></text:p>
      <text:p text:style-name="P2">password = <text:span text:style-name="T4">PASSHERE</text:span></text:p>
      <text:p text:style-name="P2">pc = localhost</text:p>
      <text:p text:style-name="P2">MaxRetries = 5</text:p>
      <text:p text:style-name="P7"><text:soft-page-break/><text:span text:style-name="T1">database = </text:span><text:span text:style-name="T3">smsd</text:span></text:p>
      <text:p text:style-name="P7"><text:span text:style-name="T3"/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ALNNN+Calibri" svg:font-family="FALNNN+Calibri"/>
    <style:font-face style:name="FAMBOA+SymbolMT" svg:font-family="FAMBOA+SymbolMT"/>
    <style:font-face style:name="Lohit Hindi1" svg:font-family="'Lohit Hindi'"/>
    <style:font-face style:name="FAMBDP+Cambria-Bold" svg:font-family="FAMBDP+Cambria-Bold" style:font-family-generic="roman"/>
    <style:font-face style:name="ArialMT" svg:font-family="ArialMT" style:font-family-generic="swiss"/>
    <style:font-face style:name="FALOFL+Calibri" svg:font-family="FALOFL+Calibri" style:font-family-generic="swiss"/>
    <style:font-face style:name="FAMADE+Calibri-Bold" svg:font-family="FAMADE+Calibri-Bold" style:font-family-generic="swiss"/>
    <style:font-face style:name="FAMBLA+Calibri-Italic" svg:font-family="FAMBLA+Calibri-Italic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CourierNewPSMT" svg:font-family="CourierNewPSMT" style:font-family-generic="roman" style:font-pitch="fixed"/>
    <style:font-face style:name="Computer Modern" svg:font-family="'Computer Moder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p </meta:initial-creator>
    <meta:creation-date>2012-11-18T09:33:44</meta:creation-date>
    <dc:date>2012-11-18T16:10:05</dc:date>
    <dc:creator>aep </dc:creator>
    <meta:editing-duration>PT45M11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3" meta:paragraph-count="54" meta:word-count="270" meta:character-count="1965" meta:non-whitespace-character-count="1579"/>
  </office:meta>
</office:document-meta>
</file>